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DFICCStream.output( java . io . OutputStream 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DFICCStream.PDFICC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DFICCStream.outputRawStreamData( 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ICCStream.populateStreamDict( Object lengthEnt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DFICCStream.getICCPro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ICCStream.setColorSpace( ICC_Profile icc , PDFDeviceColorSpace a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